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HelveticaNeue-Light, 'Helvetica Neue Light', 'Helvetica Neue', sans-serif, Arial, 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529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12pt" fo:letter-spacing="normal" fo:font-style="normal" fo:font-weight="bold" fo:background-color="transparent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529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держание:</text:p>
      <text:list xml:id="list8097880693799280848" text:style-name="L1">
        <text:list-item>
          <text:p text:style-name="P2">В этом дне мы продолжаем работать с запросами, но решаем более серьезную задачу – читаем данные из регистров накопления.</text:p>
        </text:list-item>
        <text:list-item>
          <text:p text:style-name="P2">Регистр более сложный объект, чем справочник или документ. У регистров есть виртуальные таблицы, с которыми мы и познакомимся в рамках текущего дня тренинга.</text:p>
        </text:list-item>
        <text:list-item>
          <text:p text:style-name="P2">С помощью виртуальной таблицы “Остатки” построим отчет по взаиморасчетами между нашей компанией и поставщиками, покупателями.</text:p>
        </text:list-item>
        <text:list-item>
          <text:p text:style-name="P2">Разберем важнейшую и не очевидную особенность платформы – получение остатков на дату заданную пользователем дату. Здесь логика разработчиков платформы расходится со здравым смыслом конечных пользователей – приходится писать дополнительный программный код, чтобы пользователи получили ожидаемый результат.</text:p>
        </text:list-item>
        <text:list-item>
          <text:p text:style-name="P2">Рассмотрим работу с виртуальной таблицей регистров “Обороты” на примере построения отчета по продажам.</text:p>
        </text:list-item>
        <text:list-item>
          <text:p text:style-name="P2">Для решения более сложных задач нам потребуется еще один навык – работа с вложенными запросами (подзапросы). Построим отчет по продажам, который будет использовать подзапросы.</text:p>
        </text:list-item>
        <text:list-item>
          <text:p text:style-name="P2">В заключение этого дня мы создадим регистр, который будет учитывать остатки товаров на складах. И обеспечим проведение документов по этому регистру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HelveticaNeue-Light, 'Helvetica Neue Light', 'Helvetica Neue', sans-serif, Arial, 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S</meta:editing-duration>
    <meta:editing-cycles>3</meta:editing-cycles>
    <meta:generator>OpenOffice.org/3.4.1$Win32 OpenOffice.org_project/341m1$Build-9593</meta:generator>
    <dc:date>2013-11-25T09:28:33.22</dc:date>
    <meta:document-statistic meta:table-count="0" meta:image-count="0" meta:object-count="0" meta:page-count="1" meta:paragraph-count="8" meta:word-count="159" meta:character-count="1149"/>
    <meta:user-defined meta:name="Info 1"/>
    <meta:user-defined meta:name="Info 2"/>
    <meta:user-defined meta:name="Info 3"/>
    <meta:user-defined meta:name="Info 4"/>
  </office:meta>
</office:document-meta>
</file>